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1.2929in"/>
    </style:style>
    <style:style style:name="co13" style:family="table-column">
      <style:table-column-properties fo:break-before="auto" style:column-width="2.0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dde8cb"/>
    </style:style>
    <style:style style:name="ce17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32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3"/>
          <table:table-cell office:value-type="string" calcext:value-type="string">
            <text:p>sfsarp</text:p>
          </table:table-cell>
          <table:table-cell table:number-columns-repeated="3"/>
          <table:table-cell office:value-type="string" calcext:value-type="string">
            <text:p>csarp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Kfip</text:p>
          </table:table-cell>
          <table:table-cell office:value-type="string" calcext:value-type="string">
            <text:p>bdl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rvice tim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tri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"/>
          <table:table-cell office:value-type="string" calcext:value-type="string">
            <text:p>sfsarp-10-5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10-5-A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gh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/>
          <table:table-cell office:value-type="string" calcext:value-type="string">
            <text:p>sfsarp-10-5-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sfsarp-10-5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"/>
          <table:table-cell office:value-type="string" calcext:value-type="string">
            <text:p>sfsarp-10-5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10-5-B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sfsarp-10-5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10-5-C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sfsarp-5-10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5-10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10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fsarp-5-10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10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10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10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10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5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10-C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5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10-C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5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5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5-5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5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5-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5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6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5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6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6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5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6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5-6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.88155" calcext:value-type="float">
            <text:p>3.88155</text:p>
          </table:table-cell>
          <table:table-cell office:value-type="float" office:value="4.13591" calcext:value-type="float">
            <text:p>4.13591</text:p>
          </table:table-cell>
          <table:table-cell office:value-type="float" office:value="6.358" calcext:value-type="float">
            <text:p>6.358</text:p>
          </table:table-cell>
          <table:table-cell office:value-type="float" office:value="19.5151" calcext:value-type="float">
            <text:p>19.5151</text:p>
          </table:table-cell>
          <table:table-cell office:value-type="float" office:value="3.28808" calcext:value-type="float">
            <text:p>3.28808</text:p>
          </table:table-cell>
          <table:table-cell office:value-type="float" office:value="3.28649" calcext:value-type="float">
            <text:p>3.28649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19.3098" calcext:value-type="float">
            <text:p>19.3098</text:p>
          </table:table-cell>
          <table:table-cell office:value-type="float" office:value="3.50275" calcext:value-type="float">
            <text:p>3.50275</text:p>
          </table:table-cell>
          <table:table-cell office:value-type="float" office:value="1.35684" calcext:value-type="float">
            <text:p>1.35684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3.42265" calcext:value-type="float">
            <text:p>3.42265</text:p>
          </table:table-cell>
          <table:table-cell office:value-type="float" office:value="4.69738" calcext:value-type="float">
            <text:p>4.69738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8.44429" calcext:value-type="float">
            <text:p>8.44429</text:p>
          </table:table-cell>
          <table:table-cell office:value-type="float" office:value="0.275087" calcext:value-type="float">
            <text:p>0.275087</text:p>
          </table:table-cell>
          <table:table-cell office:value-type="float" office:value="0.780818" calcext:value-type="float">
            <text:p>0.780818</text:p>
          </table:table-cell>
          <table:table-cell office:value-type="float" office:value="0.539144" calcext:value-type="float">
            <text:p>0.539144</text:p>
          </table:table-cell>
          <table:table-cell office:value-type="float" office:value="2.61028" calcext:value-type="float">
            <text:p>2.61028</text:p>
          </table:table-cell>
          <table:table-cell office:value-type="float" office:value="0.339557" calcext:value-type="float">
            <text:p>0.339557</text:p>
          </table:table-cell>
          <table:table-cell office:value-type="float" office:value="1.17402" calcext:value-type="float">
            <text:p>1.17402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7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6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3.88155" calcext:value-type="float">
            <text:p>3.88155</text:p>
          </table:table-cell>
          <table:table-cell office:value-type="float" office:value="0" calcext:value-type="float">
            <text:p>0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3.9004" calcext:value-type="float">
            <text:p>3.9004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7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6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4.13591" calcext:value-type="float">
            <text:p>4.13591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0" calcext:value-type="float">
            <text:p>0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4.2497" calcext:value-type="float">
            <text:p>4.2497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7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6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6.358" calcext:value-type="float">
            <text:p>6.358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0" calcext:value-type="float">
            <text:p>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7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6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9.5151" calcext:value-type="float">
            <text:p>19.515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0" calcext:value-type="float">
            <text:p>0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7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3.28808" calcext:value-type="float">
            <text:p>3.28808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0" calcext:value-type="float">
            <text:p>0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2.3127" calcext:value-type="float">
            <text:p>2.3127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8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7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3.28649" calcext:value-type="float">
            <text:p>3.28649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0" calcext:value-type="float">
            <text:p>0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17.352" calcext:value-type="float">
            <text:p>17.352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8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7-B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1.23208" calcext:value-type="float">
            <text:p>1.23208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0" calcext:value-type="float">
            <text:p>0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2.3417" calcext:value-type="float">
            <text:p>2.3417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8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19.3098" calcext:value-type="float">
            <text:p>19.3098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5.066" calcext:value-type="float">
            <text:p>15.06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17.352" calcext:value-type="float">
            <text:p>17.352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0" calcext:value-type="float">
            <text:p>0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19.477" calcext:value-type="float">
            <text:p>19.477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16.712" calcext:value-type="float">
            <text:p>16.712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50275" calcext:value-type="float">
            <text:p>3.50275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3417" calcext:value-type="float">
            <text:p>2.3417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0" calcext:value-type="float">
            <text:p>0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3.448" calcext:value-type="float">
            <text:p>3.448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9.9563" calcext:value-type="float">
            <text:p>9.9563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5.1982" calcext:value-type="float">
            <text:p>5.198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6.5975" calcext:value-type="float">
            <text:p>6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8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7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.35684" calcext:value-type="float">
            <text:p>1.35684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0" calcext:value-type="float">
            <text:p>0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1.2741" calcext:value-type="float">
            <text:p>1.2741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9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8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0.167217" calcext:value-type="float">
            <text:p>0.167217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4.2497" calcext:value-type="float">
            <text:p>4.2497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19.477" calcext:value-type="float">
            <text:p>19.477</text:p>
          </table:table-cell>
          <table:table-cell office:value-type="float" office:value="3.448" calcext:value-type="float">
            <text:p>3.448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" calcext:value-type="float">
            <text:p>0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9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8-A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42265" calcext:value-type="float">
            <text:p>3.42265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0" calcext:value-type="float">
            <text:p>0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3.4102" calcext:value-type="float">
            <text:p>3.4102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5-9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8-B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4.69738" calcext:value-type="float">
            <text:p>4.69738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0" calcext:value-type="float">
            <text:p>0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5-9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8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3.67092" calcext:value-type="float">
            <text:p>3.67092</text:p>
          </table:table-cell>
          <table:table-cell office:value-type="float" office:value="3.9004" calcext:value-type="float">
            <text:p>3.9004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0" calcext:value-type="float">
            <text:p>0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5-8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8.44429" calcext:value-type="float">
            <text:p>8.4442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9.9563" calcext:value-type="float">
            <text:p>9.9563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0" calcext:value-type="float">
            <text:p>0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5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5-8-C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0.275087" calcext:value-type="float">
            <text:p>0.275087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0" calcext:value-type="float">
            <text:p>0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4.3472" calcext:value-type="float">
            <text:p>4.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5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9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0.780818" calcext:value-type="float">
            <text:p>0.780818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" calcext:value-type="float">
            <text:p>0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5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9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0.539144" calcext:value-type="float">
            <text:p>0.539144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0" calcext:value-type="float">
            <text:p>0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6351" calcext:value-type="float">
            <text:p>0.6351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5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9-B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2.61028" calcext:value-type="float">
            <text:p>2.61028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16.712" calcext:value-type="float">
            <text:p>16.712</text:p>
          </table:table-cell>
          <table:table-cell office:value-type="float" office:value="5.1982" calcext:value-type="float">
            <text:p>5.198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" calcext:value-type="float">
            <text:p>0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1.8485" calcext:value-type="float">
            <text:p>1.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5-9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0.339557" calcext:value-type="float">
            <text:p>0.339557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0" calcext:value-type="float">
            <text:p>0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6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5-9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1.17402" calcext:value-type="float">
            <text:p>1.17402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0.6351" calcext:value-type="float">
            <text:p>0.6351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0" calcext:value-type="float">
            <text:p>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6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4.44329" calcext:value-type="float">
            <text:p>4.44329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6.5975" calcext:value-type="float">
            <text:p>6.5975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1.8485" calcext:value-type="float">
            <text:p>1.8485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6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A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6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B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7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7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5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7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5-C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7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6-7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A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8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8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B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6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8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6-C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8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7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7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9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9-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7-B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6-9-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7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6-9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6-7-C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5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5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8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5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8-B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5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6-8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5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8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6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6-8-C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6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9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6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9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6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7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6-9-C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7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9-C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7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7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7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7-8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5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7-8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7-5-C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7-8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A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7-8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5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7-6-B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5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5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C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6-C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5-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7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6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fsarp-8-6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6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7-B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7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6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7-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7-8-A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7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7-8-A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8-7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7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arp-7-8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8-7-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rp-7-8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7-8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5-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arp-8-5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5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A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5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8-5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5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B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6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8-5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6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fsarp-9-6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8-6-A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fsarp-9-6-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arp-8-6-A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6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6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arp-8-6-C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6-C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7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arp-8-7-A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7-B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arp-8-7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arp-8-7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8-7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A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A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B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arp-9-5-B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C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5-C-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6-A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6-A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6-B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arp-9-6-B-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arp-9-6-C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arp-9-6-C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/>
        </table:table-row>
      </table:table>
      <table:table table:name="Sheet2" table:style-name="ta1">
        <table:table-column table:style-name="co4" table:default-cell-style-name="ce2"/>
        <table:table-column table:style-name="co4" table:number-columns-repeated="4" table:default-cell-style-name="Default"/>
        <table:table-column table:style-name="co4" table:default-cell-style-name="ce2"/>
        <table:table-column table:style-name="co4" table:number-columns-repeated="34" table:default-cell-style-name="Default"/>
        <table:table-row table:style-name="ro1">
          <table:table-cell table:style-name="Default" office:value-type="string" calcext:value-type="string">
            <text:p>Coordinates:</text:p>
          </table:table-cell>
          <table:table-cell table:number-columns-repeated="4"/>
          <table:table-cell table:style-name="Default" office:value-type="string" calcext:value-type="string">
            <text:p>Coordinate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19.9571" calcext:value-type="float">
            <text:p>19.9571</text:p>
          </table:table-cell>
          <table:table-cell office:value-type="string" calcext:value-type="string">
            <text:p>-</text:p>
          </table:table-cell>
          <table:table-cell office:value-type="float" office:value="6.6636" calcext:value-type="float">
            <text:p>6.663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9.961" calcext:value-type="float">
            <text:p>19.961</text:p>
          </table:table-cell>
          <table:table-cell office:value-type="string" calcext:value-type="string">
            <text:p>-</text:p>
          </table:table-cell>
          <table:table-cell office:value-type="float" office:value="17.7283" calcext:value-type="float">
            <text:p>17.728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9.2606" calcext:value-type="float">
            <text:p>19.2606</text:p>
          </table:table-cell>
          <table:table-cell office:value-type="string" calcext:value-type="string">
            <text:p>-</text:p>
          </table:table-cell>
          <table:table-cell office:value-type="float" office:value="22.5458" calcext:value-type="float">
            <text:p>22.54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6.4687" calcext:value-type="float">
            <text:p>6.4687</text:p>
          </table:table-cell>
          <table:table-cell office:value-type="string" calcext:value-type="string">
            <text:p>-</text:p>
          </table:table-cell>
          <table:table-cell office:value-type="float" office:value="2.3385" calcext:value-type="float">
            <text:p>2.33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2.6622" calcext:value-type="float">
            <text:p>2.6622</text:p>
          </table:table-cell>
          <table:table-cell office:value-type="string" calcext:value-type="string">
            <text:p>-</text:p>
          </table:table-cell>
          <table:table-cell office:value-type="float" office:value="12.3245" calcext:value-type="float">
            <text:p>12.324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9.8703" calcext:value-type="float">
            <text:p>9.8703</text:p>
          </table:table-cell>
          <table:table-cell office:value-type="string" calcext:value-type="string">
            <text:p>-</text:p>
          </table:table-cell>
          <table:table-cell office:value-type="float" office:value="1.3074" calcext:value-type="float">
            <text:p>1.307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/>
          <table:table-cell office:value-type="string" calcext:value-type="string">
            <text:p>20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/>
          <table:table-cell office:value-type="string" calcext:value-type="string">
            <text:p>21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/>
          <table:table-cell office:value-type="string" calcext:value-type="string">
            <text:p>22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.57934" calcext:value-type="float">
            <text:p>0.57934</text:p>
          </table:table-cell>
          <table:table-cell table:formula="of:=([.B58]-2*[.$B$65])*41" office:value-type="float" office:value="16.9196094" calcext:value-type="float">
            <text:p>16.9196094</text:p>
          </table:table-cell>
          <table:table-cell table:number-columns-repeated="2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.588185" calcext:value-type="float">
            <text:p>0.588185</text:p>
          </table:table-cell>
          <table:table-cell table:formula="of:=([.B59]-2*[.$B$65])*41" office:value-type="float" office:value="17.2822544" calcext:value-type="float">
            <text:p>17.2822544</text:p>
          </table:table-cell>
          <table:table-cell table:number-columns-repeated="2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.470907" calcext:value-type="float">
            <text:p>0.470907</text:p>
          </table:table-cell>
          <table:table-cell table:formula="of:=([.B60]-2*[.$B$65])*41" office:value-type="float" office:value="12.4738564" calcext:value-type="float">
            <text:p>12.4738564</text:p>
          </table:table-cell>
          <table:table-cell table:number-columns-repeated="2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.655471" calcext:value-type="float">
            <text:p>0.655471</text:p>
          </table:table-cell>
          <table:table-cell table:formula="of:=([.B61]-2*[.$B$65])*41" office:value-type="float" office:value="20.0409804" calcext:value-type="float">
            <text:p>20.0409804</text:p>
          </table:table-cell>
          <table:table-cell table:number-columns-repeated="2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.218619" calcext:value-type="float">
            <text:p>0.218619</text:p>
          </table:table-cell>
          <table:table-cell table:formula="of:=([.B62]-2*[.$B$65])*41" office:value-type="float" office:value="2.1300484" calcext:value-type="float">
            <text:p>2.1300484</text:p>
          </table:table-cell>
          <table:table-cell table:number-columns-repeated="2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.58427" calcext:value-type="float">
            <text:p>0.58427</text:p>
          </table:table-cell>
          <table:table-cell table:formula="of:=([.B63]-2*[.$B$65])*41" office:value-type="float" office:value="17.1217394" calcext:value-type="float">
            <text:p>17.1217394</text:p>
          </table:table-cell>
          <table:table-cell table:number-columns-repeated="2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6: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-</text:p>
          </table:table-cell>
          <table:table-cell office:value-type="float" office:value="4.85" calcext:value-type="float">
            <text:p>4.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7: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-</text:p>
          </table:table-cell>
          <table:table-cell office:value-type="float" office:value="10.5333" calcext:value-type="float">
            <text:p>10.5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8:</text:p>
          </table:table-cell>
          <table:table-cell office:value-type="float" office:value="11.3167" calcext:value-type="float">
            <text:p>11.3167</text:p>
          </table:table-cell>
          <table:table-cell office:value-type="string" calcext:value-type="string">
            <text:p>-</text:p>
          </table:table-cell>
          <table:table-cell office:value-type="float" office:value="11.3167" calcext:value-type="float">
            <text:p>11.3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9: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0: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1:</text:p>
          </table:table-cell>
          <table:table-cell office:value-type="float" office:value="21.4667" calcext:value-type="float">
            <text:p>21.4667</text:p>
          </table:table-cell>
          <table:table-cell office:value-type="string" calcext:value-type="string">
            <text:p>-</text:p>
          </table:table-cell>
          <table:table-cell office:value-type="float" office:value="21.4667" calcext:value-type="float">
            <text:p>21.4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Profits: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12.8842" calcext:value-type="float">
            <text:p>12.8842</text:p>
          </table:table-cell>
          <table:table-cell table:formula="of:=([.B85]+0.46*[.C58])" office:value-type="float" office:value="20.667220324" calcext:value-type="float">
            <text:p>20.66722032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3.0909" calcext:value-type="float">
            <text:p>13.0909</text:p>
          </table:table-cell>
          <table:table-cell table:formula="of:=([.B86]+0.46*[.C59])" office:value-type="float" office:value="21.040737024" calcext:value-type="float">
            <text:p>21.040737024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3501" calcext:value-type="float">
            <text:p>10.3501</text:p>
          </table:table-cell>
          <table:table-cell table:formula="of:=([.B87]+0.46*[.C60])" office:value-type="float" office:value="16.088073944" calcext:value-type="float">
            <text:p>16.088073944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14.6634" calcext:value-type="float">
            <text:p>14.6634</text:p>
          </table:table-cell>
          <table:table-cell table:formula="of:=([.B88]+0.46*[.C61])" office:value-type="float" office:value="23.882250984" calcext:value-type="float">
            <text:p>23.882250984</text:p>
          </table:table-cell>
          <table:table-cell table:number-columns-repeated="2"/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45413" calcext:value-type="float">
            <text:p>4.45413</text:p>
          </table:table-cell>
          <table:table-cell table:formula="of:=([.B89]+0.46*[.C62])" office:value-type="float" office:value="5.433952264" calcext:value-type="float">
            <text:p>5.433952264</text:p>
          </table:table-cell>
          <table:table-cell table:number-columns-repeated="2"/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12.9994" calcext:value-type="float">
            <text:p>12.9994</text:p>
          </table:table-cell>
          <table:table-cell table:formula="of:=([.B90]+0.46*[.C63])" office:value-type="float" office:value="20.875400124" calcext:value-type="float">
            <text:p>20.875400124</text:p>
          </table:table-cell>
          <table:table-cell table:number-columns-repeated="2"/>
          <table:table-cell office:value-type="string" calcext:value-type="string">
            <text:p>2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2.0916" calcext:value-type="float">
            <text:p>12.0916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0.218" calcext:value-type="float">
            <text:p>10.218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564" calcext:value-type="float">
            <text:p>10.7564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9.4626" calcext:value-type="float">
            <text:p>19.4626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3.9003" calcext:value-type="float">
            <text:p>13.9003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5.788" calcext:value-type="float">
            <text:p>15.788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7.36801" calcext:value-type="float">
            <text:p>7.3680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Profit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20.6672" calcext:value-type="float">
            <text:p>20.6672</text:p>
          </table:table-cell>
          <table:table-cell table:formula="of:=([.G103]+0.46*[.H76])" office:value-type="float" office:value="20.6672" calcext:value-type="float">
            <text:p>20.66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21.0407" calcext:value-type="float">
            <text:p>21.0407</text:p>
          </table:table-cell>
          <table:table-cell table:formula="of:=([.G104]+0.46*[.H77])" office:value-type="float" office:value="21.0407" calcext:value-type="float">
            <text:p>21.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16.0881" calcext:value-type="float">
            <text:p>16.0881</text:p>
          </table:table-cell>
          <table:table-cell table:formula="of:=([.G105]+0.46*[.H78])" office:value-type="float" office:value="16.0881" calcext:value-type="float">
            <text:p>16.08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23.8822" calcext:value-type="float">
            <text:p>23.8822</text:p>
          </table:table-cell>
          <table:table-cell table:formula="of:=([.G106]+0.46*[.H79])" office:value-type="float" office:value="23.8822" calcext:value-type="float">
            <text:p>23.8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5.43395" calcext:value-type="float">
            <text:p>5.43395</text:p>
          </table:table-cell>
          <table:table-cell table:formula="of:=([.G107]+0.46*[.H80])" office:value-type="float" office:value="5.43395" calcext:value-type="float">
            <text:p>5.433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20.8754" calcext:value-type="float">
            <text:p>20.8754</text:p>
          </table:table-cell>
          <table:table-cell table:formula="of:=([.G108]+0.46*[.H81])" office:value-type="float" office:value="20.8754" calcext:value-type="float">
            <text:p>20.87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Loads: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12.0916" calcext:value-type="float">
            <text:p>12.09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10.218" calcext:value-type="float">
            <text:p>10.2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4:</text:p>
          </table:table-cell>
          <table:table-cell office:value-type="float" office:value="10.7564" calcext:value-type="float">
            <text:p>10.75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:</text:p>
          </table:table-cell>
          <table:table-cell office:value-type="float" office:value="19.4626" calcext:value-type="float">
            <text:p>19.46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6:</text:p>
          </table:table-cell>
          <table:table-cell office:value-type="float" office:value="13.9003" calcext:value-type="float">
            <text:p>13.90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7:</text:p>
          </table:table-cell>
          <table:table-cell office:value-type="float" office:value="15.788" calcext:value-type="float">
            <text:p>15.7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8:</text:p>
          </table:table-cell>
          <table:table-cell office:value-type="float" office:value="7.36801" calcext:value-type="float">
            <text:p>7.3680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Load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6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7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Matrix:</text:p>
          </table:table-cell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3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20.6446" calcext:value-type="float">
            <text:p>20.6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0" calcext:value-type="float">
            <text:p>0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9.2353" calcext:value-type="float">
            <text:p>9.235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14.05" calcext:value-type="float">
            <text:p>14.05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25.6952" calcext:value-type="float">
            <text:p>25.6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0" calcext:value-type="float">
            <text:p>0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18.888" calcext:value-type="float">
            <text:p>18.888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4.82" calcext:value-type="float">
            <text:p>14.82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4.46277" calcext:value-type="float">
            <text:p>4.46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0" calcext:value-type="float">
            <text:p>0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20.96" calcext:value-type="float">
            <text:p>20.96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7.5412" calcext:value-type="float">
            <text:p>7.5412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23.915" calcext:value-type="float">
            <text:p>23.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9.2353" calcext:value-type="float">
            <text:p>9.2353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0" calcext:value-type="float">
            <text:p>0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9.9394" calcext:value-type="float">
            <text:p>19.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0" calcext:value-type="float">
            <text:p>0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12.944" calcext:value-type="float">
            <text:p>12.94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23.2869" calcext:value-type="float">
            <text:p>23.2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20.96" calcext:value-type="float">
            <text:p>20.96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" calcext:value-type="float">
            <text:p>0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16.325" calcext:value-type="float">
            <text:p>16.325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3.78136" calcext:value-type="float">
            <text:p>3.78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0" calcext:value-type="float">
            <text:p>0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18.954" calcext:value-type="float">
            <text:p>18.954</text:p>
          </table:table-cell>
          <table:table-cell office:value-type="float" office:value="3.5188" calcext:value-type="float">
            <text:p>3.5188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2.11" calcext:value-type="float">
            <text:p>12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0" calcext:value-type="float">
            <text:p>0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20.803" calcext:value-type="float">
            <text:p>20.80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6.9278" calcext:value-type="float">
            <text:p>16.9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0" calcext:value-type="float">
            <text:p>0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17.864" calcext:value-type="float">
            <text:p>17.86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5.43" calcext:value-type="float">
            <text:p>15.43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7.673" calcext:value-type="float">
            <text:p>17.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0" calcext:value-type="float">
            <text:p>0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2.407" calcext:value-type="float">
            <text:p>12.407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21.9185" calcext:value-type="float">
            <text:p>21.9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0" calcext:value-type="float">
            <text:p>0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24.291" calcext:value-type="float">
            <text:p>24.2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1.502" calcext:value-type="float">
            <text:p>11.502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6851" calcext:value-type="float">
            <text:p>14.6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8.888" calcext:value-type="float">
            <text:p>18.88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0" calcext:value-type="float">
            <text:p>0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11.267" calcext:value-type="float">
            <text:p>11.267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8.9017" calcext:value-type="float">
            <text:p>18.9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3" calcext:value-type="float">
            <text:p>13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0" calcext:value-type="float">
            <text:p>0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19.2275" calcext:value-type="float">
            <text:p>19.2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4" calcext:value-type="float">
            <text:p>14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14.82" calcext:value-type="float">
            <text:p>14.82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7.864" calcext:value-type="float">
            <text:p>17.864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0" calcext:value-type="float">
            <text:p>0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9.4704" calcext:value-type="float">
            <text:p>9.470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18.7183" calcext:value-type="float">
            <text:p>18.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5" calcext:value-type="float">
            <text:p>15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6.325" calcext:value-type="float">
            <text:p>16.325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0" calcext:value-type="float">
            <text:p>0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9.349" calcext:value-type="float">
            <text:p>19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20.803" calcext:value-type="float">
            <text:p>20.803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0" calcext:value-type="float">
            <text:p>0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14.4886" calcext:value-type="float">
            <text:p>14.4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7" calcext:value-type="float">
            <text:p>17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0" calcext:value-type="float">
            <text:p>0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9.4361" calcext:value-type="float">
            <text:p>9.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8" calcext:value-type="float">
            <text:p>18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24.291" calcext:value-type="float">
            <text:p>24.291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9.4704" calcext:value-type="float">
            <text:p>9.4704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0" calcext:value-type="float">
            <text:p>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18.0261" calcext:value-type="float">
            <text:p>18.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19" calcext:value-type="float">
            <text:p>19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11.267" calcext:value-type="float">
            <text:p>11.267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6.982" calcext:value-type="float">
            <text:p>16.982</text:p>
          </table:table-cell>
          <table:table-cell office:value-type="float" office:value="0" calcext:value-type="float">
            <text:p>0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9.6698" calcext:value-type="float">
            <text:p>19.6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0" calcext:value-type="float">
            <text:p>20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12.407" calcext:value-type="float">
            <text:p>12.407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0" calcext:value-type="float">
            <text:p>0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17.149" calcext:value-type="float">
            <text:p>17.149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8.0294" calcext:value-type="float">
            <text:p>18.0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1" calcext:value-type="float">
            <text:p>21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9.844" calcext:value-type="float">
            <text:p>19.844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0" calcext:value-type="float">
            <text:p>0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6.1194" calcext:value-type="float">
            <text:p>16.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2" calcext:value-type="float">
            <text:p>22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0" calcext:value-type="float">
            <text:p>0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13.176" calcext:value-type="float">
            <text:p>13.176</text:p>
          </table:table-cell>
          <table:table-cell office:value-type="float" office:value="6.94444" calcext:value-type="float">
            <text:p>6.9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3" calcext:value-type="float">
            <text:p>23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14.05" calcext:value-type="float">
            <text:p>14.05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0" calcext:value-type="float">
            <text:p>0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2.4276" calcext:value-type="float">
            <text:p>12.4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4" calcext:value-type="float">
            <text:p>24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7.5412" calcext:value-type="float">
            <text:p>7.5412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8.954" calcext:value-type="float">
            <text:p>18.954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15.43" calcext:value-type="float">
            <text:p>15.4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7.149" calcext:value-type="float">
            <text:p>17.149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0" calcext:value-type="float">
            <text:p>0</text:p>
          </table:table-cell>
          <table:table-cell office:value-type="float" office:value="15.713" calcext:value-type="float">
            <text:p>15.713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25.0207" calcext:value-type="float">
            <text:p>25.0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5" calcext:value-type="float">
            <text:p>25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3.5188" calcext:value-type="float">
            <text:p>3.5188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15.713" calcext:value-type="float">
            <text:p>15.713</text:p>
          </table:table-cell>
          <table:table-cell office:value-type="float" office:value="0" calcext:value-type="float">
            <text:p>0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14.4579" calcext:value-type="float">
            <text:p>14.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502" calcext:value-type="float">
            <text:p>11.502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0" calcext:value-type="float">
            <text:p>0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14.6375" calcext:value-type="float">
            <text:p>14.6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3.176" calcext:value-type="float">
            <text:p>13.176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0" calcext:value-type="float">
            <text:p>0</text:p>
          </table:table-cell>
          <table:table-cell office:value-type="float" office:value="12.0647" calcext:value-type="float">
            <text:p>12.0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float" office:value="20.6446" calcext:value-type="float">
            <text:p>20.6446</text:p>
          </table:table-cell>
          <table:table-cell office:value-type="float" office:value="25.6952" calcext:value-type="float">
            <text:p>25.6952</text:p>
          </table:table-cell>
          <table:table-cell office:value-type="float" office:value="4.46277" calcext:value-type="float">
            <text:p>4.46277</text:p>
          </table:table-cell>
          <table:table-cell office:value-type="float" office:value="23.915" calcext:value-type="float">
            <text:p>23.915</text:p>
          </table:table-cell>
          <table:table-cell office:value-type="float" office:value="19.9394" calcext:value-type="float">
            <text:p>19.9394</text:p>
          </table:table-cell>
          <table:table-cell office:value-type="float" office:value="23.2869" calcext:value-type="float">
            <text:p>23.2869</text:p>
          </table:table-cell>
          <table:table-cell office:value-type="float" office:value="3.78136" calcext:value-type="float">
            <text:p>3.78136</text:p>
          </table:table-cell>
          <table:table-cell office:value-type="float" office:value="12.11" calcext:value-type="float">
            <text:p>12.11</text:p>
          </table:table-cell>
          <table:table-cell office:value-type="float" office:value="16.9278" calcext:value-type="float">
            <text:p>16.9278</text:p>
          </table:table-cell>
          <table:table-cell office:value-type="float" office:value="17.673" calcext:value-type="float">
            <text:p>17.673</text:p>
          </table:table-cell>
          <table:table-cell office:value-type="float" office:value="21.9185" calcext:value-type="float">
            <text:p>21.9185</text:p>
          </table:table-cell>
          <table:table-cell office:value-type="float" office:value="14.6851" calcext:value-type="float">
            <text:p>14.6851</text:p>
          </table:table-cell>
          <table:table-cell office:value-type="float" office:value="18.9017" calcext:value-type="float">
            <text:p>18.90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8.7183" calcext:value-type="float">
            <text:p>18.7183</text:p>
          </table:table-cell>
          <table:table-cell office:value-type="float" office:value="19.349" calcext:value-type="float">
            <text:p>19.349</text:p>
          </table:table-cell>
          <table:table-cell office:value-type="float" office:value="14.4886" calcext:value-type="float">
            <text:p>14.4886</text:p>
          </table:table-cell>
          <table:table-cell office:value-type="float" office:value="9.4361" calcext:value-type="float">
            <text:p>9.4361</text:p>
          </table:table-cell>
          <table:table-cell office:value-type="float" office:value="18.0261" calcext:value-type="float">
            <text:p>18.0261</text:p>
          </table:table-cell>
          <table:table-cell office:value-type="float" office:value="19.6698" calcext:value-type="float">
            <text:p>19.6698</text:p>
          </table:table-cell>
          <table:table-cell office:value-type="float" office:value="18.0294" calcext:value-type="float">
            <text:p>18.0294</text:p>
          </table:table-cell>
          <table:table-cell office:value-type="float" office:value="16.1194" calcext:value-type="float">
            <text:p>16.1194</text:p>
          </table:table-cell>
          <table:table-cell office:value-type="float" office:value="6.94444" calcext:value-type="float">
            <text:p>6.94444</text:p>
          </table:table-cell>
          <table:table-cell office:value-type="float" office:value="12.4276" calcext:value-type="float">
            <text:p>12.4276</text:p>
          </table:table-cell>
          <table:table-cell office:value-type="float" office:value="25.0207" calcext:value-type="float">
            <text:p>25.0207</text:p>
          </table:table-cell>
          <table:table-cell office:value-type="float" office:value="14.4579" calcext:value-type="float">
            <text:p>14.4579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12.0647" calcext:value-type="float">
            <text:p>12.0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9" calcext:value-type="float">
            <text:p>29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table:number-columns-repeated="32" office:value-type="float" office:value="0" calcext:value-type="float">
            <text:p>0</text:p>
          </table:table-cell>
        </table:table-row>
      </table:table>
      <table:table table:name="M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4" table:number-columns-repeated="9" table:default-cell-style-name="Default"/>
        <table:table-column table:style-name="co13" table:default-cell-style-name="Default"/>
        <table:table-column table:style-name="co4" table:number-columns-repeated="963" table:default-cell-style-name="Default"/>
        <table:table-row table:style-name="ro1">
          <table:table-cell/>
          <table:table-cell table:style-name="ce1" office:value-type="string" calcext:value-type="string">
            <text:p>sfsarp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csarp</text:p>
          </table:table-cell>
          <table:covered-table-cell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k_new</text:p>
          </table:table-cell>
          <table:table-cell table:number-columns-repeated="3"/>
          <table:table-cell office:value-type="string" calcext:value-type="string">
            <text:p>k_new</text:p>
          </table:table-cell>
          <table:table-cell table:number-columns-repeated="9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fsarp-10-1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arp-10-10-A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fsarp-10-10-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p-10-10-A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fsarp-10-10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rp-10-10-B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fsarp-10-1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rp-10-1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fsarp-10-10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rp-10-10-C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fsarp-10-15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rp-10-10-C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fsarp-10-15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rp-10-15-A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fsarp-10-15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p-10-15-A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fsarp-10-15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rp-10-15-B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fsarp-10-15-5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arp-10-15-B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fsarp-10-2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arp-10-15-C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fsarp-10-20-2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arp-10-15-C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fsarp-10-20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arp-10-20-A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fsarp-10-2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rp-10-20-A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fsarp-10-20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arp-10-20-B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fsarp-10-3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arp-10-2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fsarp-10-30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arp-10-20-C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fsarp-10-30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arp-10-20-C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fsarp-10-3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arp-10-30-A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fsarp-10-30-5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arp-10-30-A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fsarp-15-10-1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arp-10-30-B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fsarp-15-10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arp-10-3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fsarp-15-10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arp-10-30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fsarp-15-10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arp-10-30-C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fsarp-15-10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rp-15-10-A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fsarp-15-15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rp-15-10-A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fsarp-15-15-2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arp-15-10-B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fsarp-15-15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arp-15-1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fsarp-15-15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arp-15-10-C-1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fsarp-15-15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rp-15-10-C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fsarp-15-20-1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rp-15-15-A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fsarp-15-20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arp-15-15-A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fsarp-15-20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arp-15-15-B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fsarp-15-2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arp-15-15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fsarp-15-20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arp-15-15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fsarp-15-3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arp-15-15-C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fsarp-15-30-2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arp-15-20-A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fsarp-15-30-3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arp-15-20-A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fsarp-15-30-4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arp-15-20-B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fsarp-15-30-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arp-15-2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fsarp-20-10-1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arp-15-20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fsarp-20-10-2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arp-15-20-C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fsarp-20-10-3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arp-15-30-A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fsarp-20-10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arp-15-30-A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fsarp-20-10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arp-15-30-B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fsarp-20-15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arp-15-30-B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fsarp-20-15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arp-15-30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fsarp-20-15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arp-15-30-C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fsarp-20-15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arp-20-10-A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fsarp-20-15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arp-20-10-A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fsarp-20-20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arp-20-10-B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fsarp-20-20-2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arp-20-10-B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fsarp-20-20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arp-20-10-C-1.txt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fsarp-20-20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arp-20-10-C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fsarp-20-20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arp-20-15-A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fsarp-20-30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sarp-20-15-A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fsarp-20-30-2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arp-20-15-B-1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fsarp-20-30-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arp-20-15-B-2.txt</text:p>
          </table:table-cell>
          <table:table-cell office:value-type="float" office:value="7" calcext:value-type="float">
            <text:p>7</text:p>
          </table:table-cell>
          <table:table-cell table:style-name="ce15" table:number-columns-repeated="4"/>
          <table:table-cell table:number-columns-repeated="19"/>
          <table:table-cell table:style-name="ce15" table:number-columns-repeated="95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fsarp-20-30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arp-20-15-C-1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fsarp-20-30-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arp-20-15-C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fsarp-30-10-1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arp-20-20-A-1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fsarp-30-10-2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arp-20-20-A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fsarp-30-10-3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arp-20-20-B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fsarp-30-10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sarp-20-20-B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fsarp-30-10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arp-20-20-C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fsarp-30-15-1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arp-20-20-C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fsarp-30-15-2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arp-20-30-A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fsarp-30-15-3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arp-20-30-A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fsarp-30-15-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arp-20-30-B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fsarp-30-15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arp-20-30-B-2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fsarp-30-20-1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arp-20-30-C-1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fsarp-30-20-2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arp-20-30-C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fsarp-30-20-3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arp-30-10-A-1.txt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fsarp-30-20-4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arp-30-10-A-2.txt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fsarp-30-20-5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sarp-30-10-B-1.txt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fsarp-30-30-1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arp-30-10-B-2.txt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fsarp-30-30-2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sarp-30-10-C-1.txt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fsarp-30-30-3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arp-30-10-C-2.txt</text:p>
          </table:table-cell>
          <table:table-cell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fsarp-30-30-4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sarp-30-15-A-1.txt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fsarp-30-30-5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arp-30-15-A-2.txt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fsarp-5-15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arp-30-15-B-1.txt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fsarp-5-15-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arp-30-15-B-2.txt</text:p>
          </table:table-cell>
          <table:table-cell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fsarp-5-15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rp-30-15-C-1.txt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fsarp-5-15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arp-30-15-C-2.txt</text:p>
          </table:table-cell>
          <table:table-cell office:value-type="float" office:value="12" calcext:value-type="float">
            <text:p>12</text:p>
          </table:table-cell>
          <table:table-cell table:number-columns-repeated="9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fsarp-5-15-5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arp-30-20-A-1.txt</text:p>
          </table:table-cell>
          <table:table-cell office:value-type="float" office:value="8" calcext:value-type="float">
            <text:p>8</text:p>
          </table:table-cell>
          <table:table-cell table:style-name="ce15" table:number-columns-repeated="9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fsarp-5-2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arp-30-20-A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fsarp-5-20-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arp-30-20-B-1.txt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fsarp-5-20-3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arp-30-20-B-2.txt</text:p>
          </table:table-cell>
          <table:table-cell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fsarp-5-20-4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17" office:value-type="string" calcext:value-type="string">
            <text:p>sarp-30-20-C-1</text:p>
          </table:table-cell>
          <table:table-cell table:style-name="ce17"/>
          <table:table-cell table:number-columns-repeated="9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fsarp-5-20-5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sarp-30-20-C-2.txt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fsarp-5-30-1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sarp-30-30-A-1</text:p>
          </table:table-cell>
          <table:table-cell table:style-name="ce17"/>
          <table:table-cell table:number-columns-repeated="9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fsarp-5-30-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7" office:value-type="string" calcext:value-type="string">
            <text:p>sarp-30-30-A-2</text:p>
          </table:table-cell>
          <table:table-cell table:style-name="ce17"/>
          <table:table-cell table:number-columns-repeated="9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fsarp-5-30-3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17" office:value-type="string" calcext:value-type="string">
            <text:p>sarp-30-30-B-1</text:p>
          </table:table-cell>
          <table:table-cell table:style-name="ce17"/>
          <table:table-cell table:number-columns-repeated="9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fsarp-5-30-4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17" office:value-type="string" calcext:value-type="string">
            <text:p>sarp-30-30-B-2</text:p>
          </table:table-cell>
          <table:table-cell table:style-name="ce17"/>
          <table:table-cell table:number-columns-repeated="11"/>
          <table:table-cell table:style-name="ce15" table:number-columns-repeated="96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fsarp-5-30-5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17" office:value-type="string" calcext:value-type="string">
            <text:p>sarp-30-30-C-1</text:p>
          </table:table-cell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style-name="ce17" office:value-type="string" calcext:value-type="string">
            <text:p>sarp-30-30-C-2</text:p>
          </table:table-cell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sarp-5-15-A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sarp-5-15-A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sarp-5-15-B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sarp-5-15-B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sarp-5-15-C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sarp-5-15-C-2.tx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5" table:number-columns-repeated="6"/>
          <table:table-cell table:number-columns-repeated="970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sarp-5-20-A-1.tx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sarp-5-20-A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sarp-5-20-B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sarp-5-20-B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sarp-5-20-C-1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sarp-5-20-C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sarp-5-30-A-1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sarp-5-30-A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style-name="ce15" office:value-type="string" calcext:value-type="string">
            <text:p>sarp-5-30-B-1.tx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sarp-5-30-B-2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sarp-5-30-C-1.txt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sarp-5-30-C-2.txt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1:01:06.623991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8-19T10:33:30.576533988</dc:date>
    <meta:editing-duration>P11DT17H9M18S</meta:editing-duration>
    <meta:editing-cycles>31</meta:editing-cycles>
    <meta:document-statistic meta:table-count="3" meta:cell-count="4747" meta:object-count="0"/>
  </office:meta>
</office:document-meta>
</file>